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1cm" fo:min-width="27.4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7.12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00" draw:opacity="23%" draw:textarea-horizontal-align="justify" draw:textarea-vertical-align="middle" draw:auto-grow-height="false" fo:min-height="2.272cm" fo:min-width="19.802cm"/>
    </style:style>
    <style:style style:name="gr5" style:family="graphic" style:parent-style-name="standard">
      <style:graphic-properties draw:fill-color="#999966" draw:textarea-horizontal-align="justify" draw:textarea-vertical-align="middle" draw:auto-grow-height="false" fo:min-height="3.814cm" fo:min-width="3.056cm"/>
    </style:style>
    <style:style style:name="gr6" style:family="graphic" style:parent-style-name="standard">
      <style:graphic-properties draw:fill-color="#cc9900" draw:textarea-horizontal-align="justify" draw:textarea-vertical-align="middle" draw:auto-grow-height="false" fo:min-height="2.022cm" fo:min-width="4.58cm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0.797cm"/>
    </style:style>
    <style:style style:name="gr9" style:family="graphic" style:parent-style-name="standard">
      <style:graphic-properties draw:fill-color="#a85300" draw:textarea-horizontal-align="justify" draw:textarea-vertical-align="middle" draw:auto-grow-height="false" fo:min-height="0.872cm" fo:min-width="3.057cm"/>
    </style:style>
    <style:style style:name="gr10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7e9f5f" draw:fill-color="#7ebe3f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2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6.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6.098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42cm"/>
    </style:style>
    <style:style style:name="gr18" style:family="graphic" style:parent-style-name="Object_20_with_20_no_20_fill_20_and_20_no_20_line">
      <style:graphic-properties draw:textarea-vertical-align="middle" draw:ole-draw-aspect="1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1.988cm" fo:min-width="0.1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8.27cm"/>
    </style:style>
    <style:style style:name="gr21" style:family="graphic" style:parent-style-name="standard">
      <style:graphic-properties draw:fill-color="#ffff66" draw:textarea-horizontal-align="justify" draw:textarea-vertical-align="middle" draw:auto-grow-height="false" fo:min-height="2.802cm" fo:min-width="0.1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26cm" fo:min-width="27.815cm"/>
    </style:style>
    <style:style style:name="gr23" style:family="graphic" style:parent-style-name="standard">
      <style:graphic-properties draw:fill-color="#bebd3f" draw:textarea-horizontal-align="justify" draw:textarea-vertical-align="middle" draw:auto-grow-height="false" fo:min-height="1.606cm" fo:min-width="3.848cm"/>
    </style:style>
    <style:style style:name="gr24" style:family="graphic" style:parent-style-name="standard">
      <style:graphic-properties draw:fill-color="#9f9e5f" draw:textarea-horizontal-align="justify" draw:textarea-vertical-align="middle" draw:auto-grow-height="false" fo:min-height="1.62cm" fo:min-width="3.78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.082cm"/>
    </style:style>
    <style:style style:name="gr26" style:family="graphic" style:parent-style-name="standard">
      <style:graphic-properties draw:textarea-horizontal-align="justify" draw:textarea-vertical-align="middle" draw:auto-grow-height="false" fo:min-height="1.364cm" fo:min-width="1.333cm"/>
    </style:style>
    <style:style style:name="gr27" style:family="graphic" style:parent-style-name="standard">
      <style:graphic-properties draw:stroke="none" draw:fill-color="#ffff00" draw:opacity="23%" draw:textarea-horizontal-align="justify" draw:textarea-vertical-align="middle" draw:auto-grow-height="false" fo:min-height="3.474cm" fo:min-width="23.228cm"/>
    </style:style>
    <style:style style:name="gr28" style:family="graphic" style:parent-style-name="standard">
      <style:graphic-properties draw:stroke="none" draw:fill="none" fo:min-height="1.006cm"/>
    </style:style>
    <style:style style:name="gr29" style:family="graphic" style:parent-style-name="standard">
      <style:graphic-properties draw:fill-color="#9f9e5f" draw:textarea-horizontal-align="justify" draw:textarea-vertical-align="middle" draw:auto-grow-height="false" fo:min-height="0.428cm" fo:min-width="0.77cm"/>
    </style:style>
    <style:style style:name="gr30" style:family="graphic" style:parent-style-name="standard">
      <style:graphic-properties draw:fill-color="#bebd3f" draw:textarea-horizontal-align="justify" draw:textarea-vertical-align="middle" draw:auto-grow-height="false" fo:min-height="0.428cm" fo:min-width="0.77cm"/>
    </style:style>
    <style:style style:name="gr31" style:family="graphic" style:parent-style-name="standard">
      <style:graphic-properties draw:fill-color="#d2d02b" draw:textarea-horizontal-align="justify" draw:textarea-vertical-align="middle" draw:auto-grow-height="false" fo:min-height="1.606cm" fo:min-width="3.848cm"/>
    </style:style>
    <style:style style:name="gr32" style:family="graphic" style:parent-style-name="standard">
      <style:graphic-properties draw:fill-color="#7ed22b" draw:opacity="20%" draw:textarea-horizontal-align="justify" draw:textarea-vertical-align="middle" draw:auto-grow-height="false" fo:min-height="0.668cm" fo:min-width="15.066cm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2.136cm" fo:min-width="0.262cm"/>
    </style:style>
    <style:style style:name="gr34" style:family="graphic" style:parent-style-name="standard">
      <style:graphic-properties draw:fill="solid" draw:fill-color="#ffff00" draw:textarea-horizontal-align="justify" draw:textarea-vertical-align="middle" draw:auto-grow-height="false" fo:min-height="4.162cm" fo:min-width="0.262cm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5.424cm" fo:min-width="0.26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464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8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7.053cm"/>
    </style:style>
    <style:style style:name="gr40" style:family="graphic" style:parent-style-name="standard">
      <style:graphic-properties draw:fill-color="#2bd22b" draw:opacity="21%" draw:textarea-horizontal-align="justify" draw:textarea-vertical-align="middle" draw:auto-grow-height="false" fo:min-height="1.924cm" fo:min-width="14.341cm"/>
    </style:style>
    <style:style style:name="gr41" style:family="graphic" style:parent-style-name="standard">
      <style:graphic-properties draw:opacity="21%" draw:textarea-horizontal-align="justify" draw:textarea-vertical-align="middle" draw:auto-grow-height="false" fo:min-height="1.311cm" fo:min-width="14.407cm"/>
    </style:style>
    <style:style style:name="gr42" style:family="graphic" style:parent-style-name="standard">
      <style:graphic-properties draw:fill-color="#bebd3f" draw:textarea-horizontal-align="justify" draw:textarea-vertical-align="middle" draw:auto-grow-height="false" fo:min-height="1.555cm" fo:min-width="3.73cm"/>
    </style:style>
    <style:style style:name="gr43" style:family="graphic" style:parent-style-name="standard">
      <style:graphic-properties draw:fill-color="#9f9e5f" draw:textarea-horizontal-align="justify" draw:textarea-vertical-align="middle" draw:auto-grow-height="false" fo:min-height="1.569cm" fo:min-width="3.672cm"/>
    </style:style>
    <style:style style:name="gr44" style:family="graphic" style:parent-style-name="standard">
      <style:graphic-properties draw:textarea-horizontal-align="justify" draw:textarea-vertical-align="middle" draw:auto-grow-height="false" fo:min-height="0.673cm" fo:min-width="1.283cm"/>
    </style:style>
    <style:style style:name="gr45" style:family="graphic" style:parent-style-name="standard">
      <style:graphic-properties draw:stroke="none" draw:fill-color="#ffff00" draw:opacity="23%" draw:textarea-horizontal-align="justify" draw:textarea-vertical-align="middle" draw:auto-grow-height="false" fo:min-height="3.374cm" fo:min-width="22.588cm"/>
    </style:style>
    <style:style style:name="gr46" style:family="graphic" style:parent-style-name="standard">
      <style:graphic-properties draw:stroke="none" draw:fill="none" fo:min-height="0.97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84cm"/>
    </style:style>
    <style:style style:name="gr48" style:family="graphic" style:parent-style-name="standard">
      <style:graphic-properties draw:fill-color="#9f9e5f" draw:textarea-horizontal-align="justify" draw:textarea-vertical-align="middle" draw:auto-grow-height="false" fo:min-height="0.409cm" fo:min-width="0.736cm"/>
    </style:style>
    <style:style style:name="gr49" style:family="graphic" style:parent-style-name="standard">
      <style:graphic-properties draw:fill-color="#9f9e5f" draw:textarea-horizontal-align="justify" draw:textarea-vertical-align="middle" draw:auto-grow-height="false" fo:min-height="0.41cm" fo:min-width="0.736cm"/>
    </style:style>
    <style:style style:name="gr50" style:family="graphic" style:parent-style-name="standard">
      <style:graphic-properties draw:fill-color="#bebd3f" draw:textarea-horizontal-align="justify" draw:textarea-vertical-align="middle" draw:auto-grow-height="false" fo:min-height="0.409cm" fo:min-width="0.735cm"/>
    </style:style>
    <style:style style:name="gr51" style:family="graphic" style:parent-style-name="standard">
      <style:graphic-properties draw:fill-color="#bebd3f" draw:textarea-horizontal-align="justify" draw:textarea-vertical-align="middle" draw:auto-grow-height="false" fo:min-height="0.41cm" fo:min-width="0.735cm"/>
    </style:style>
    <style:style style:name="gr52" style:family="graphic" style:parent-style-name="standard">
      <style:graphic-properties draw:fill-color="#d2d02b" draw:textarea-horizontal-align="justify" draw:textarea-vertical-align="middle" draw:auto-grow-height="false" fo:min-height="1.555cm" fo:min-width="3.731cm"/>
    </style:style>
    <style:style style:name="gr53" style:family="graphic" style:parent-style-name="standard">
      <style:graphic-properties draw:fill-color="#bebd3f" draw:textarea-horizontal-align="justify" draw:textarea-vertical-align="middle" draw:auto-grow-height="false" fo:min-height="0.41cm" fo:min-width="0.736cm"/>
    </style:style>
    <style:style style:name="gr54" style:family="graphic" style:parent-style-name="standard">
      <style:graphic-properties draw:fill-color="#7ed22b" draw:opacity="20%" draw:textarea-horizontal-align="justify" draw:textarea-vertical-align="middle" draw:auto-grow-height="false" fo:min-height="0.642cm" fo:min-width="14.645cm"/>
    </style:style>
    <style:style style:name="gr55" style:family="graphic" style:parent-style-name="standard">
      <style:graphic-properties draw:fill-color="#7ed22b" draw:opacity="20%" draw:textarea-horizontal-align="justify" draw:textarea-vertical-align="middle" draw:auto-grow-height="false" fo:min-height="0.643cm" fo:min-width="14.645cm"/>
    </style:style>
    <style:style style:name="gr56" style:family="graphic" style:parent-style-name="standard">
      <style:graphic-properties draw:fill-color="#ffff00" draw:textarea-horizontal-align="justify" draw:textarea-vertical-align="middle" draw:auto-grow-height="false" fo:min-height="0.938cm" fo:min-width="0.12cm"/>
    </style:style>
    <style:style style:name="gr57" style:family="graphic" style:parent-style-name="standard">
      <style:graphic-properties draw:fill="solid" draw:fill-color="#ffff00" draw:textarea-horizontal-align="justify" draw:textarea-vertical-align="middle" draw:auto-grow-height="false" fo:min-height="3.118cm" fo:min-width="0.227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4.416cm" fo:min-width="0.243cm"/>
    </style:style>
    <style:style style:name="gr59" style:family="graphic" style:parent-style-name="standard">
      <style:graphic-properties draw:textarea-horizontal-align="justify" draw:textarea-vertical-align="middle" draw:auto-grow-height="false" fo:min-height="1.124cm" fo:min-width="2.018cm"/>
    </style:style>
    <style:style style:name="gr60" style:family="graphic" style:parent-style-name="standard">
      <style:graphic-properties draw:textarea-horizontal-align="justify" draw:textarea-vertical-align="middle" draw:auto-grow-height="false" fo:min-height="0.673cm" fo:min-width="1.284cm"/>
    </style:style>
    <style:style style:name="gr61" style:family="graphic" style:parent-style-name="standard">
      <style:graphic-properties draw:textarea-horizontal-align="justify" draw:textarea-vertical-align="middle" draw:auto-grow-height="false" fo:min-height="1.124cm" fo:min-width="2.019cm"/>
    </style:style>
    <style:style style:name="gr62" style:family="graphic" style:parent-style-name="standard">
      <style:graphic-properties draw:textarea-horizontal-align="justify" draw:textarea-vertical-align="middle" draw:auto-grow-height="false" fo:min-height="0.393cm" fo:min-width="0.48cm"/>
    </style:style>
    <style:style style:name="gr63" style:family="graphic" style:parent-style-name="standard">
      <style:graphic-properties draw:opacity="21%" draw:textarea-horizontal-align="justify" draw:textarea-vertical-align="middle" draw:auto-grow-height="false" fo:min-height="0.898cm" fo:min-width="14.451cm"/>
    </style:style>
    <style:style style:name="gr64" style:family="graphic" style:parent-style-name="standard">
      <style:graphic-properties draw:textarea-horizontal-align="justify" draw:textarea-vertical-align="middle" draw:auto-grow-height="false" fo:min-height="1.233cm" fo:min-width="0.98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6.59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7.44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style:font-name="Ubuntu"/>
    </style:style>
    <style:style style:name="P2" style:family="paragraph">
      <loext:graphic-properties draw:fill="none" draw:fill-color="#ffffff"/>
      <style:text-properties style:font-name="FreeMono" fo:font-size="18pt"/>
    </style:style>
    <style:style style:name="P3" style:family="paragraph">
      <loext:graphic-properties draw:fill="none" draw:fill-color="#ffffff"/>
      <style:text-properties style:font-name="Ubuntu"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00" draw:opacity="23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999966"/>
      <style:paragraph-properties fo:text-align="center"/>
      <style:text-properties fo:color="#eeeeee" style:font-name="Ubuntu"/>
    </style:style>
    <style:style style:name="P8" style:family="paragraph">
      <loext:graphic-properties draw:fill-color="#cc9900"/>
      <style:paragraph-properties fo:text-align="center"/>
      <style:text-properties fo:color="#ffffff" style:font-name="Ubuntu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style:font-name="Ubuntu"/>
    </style:style>
    <style:style style:name="P11" style:family="paragraph">
      <loext:graphic-properties draw:fill-color="#a85300"/>
      <style:paragraph-properties fo:text-align="center"/>
      <style:text-properties fo:color="#ffffff" style:font-name="Ubuntu"/>
    </style:style>
    <style:style style:name="P12" style:family="paragraph">
      <loext:graphic-properties draw:fill-color="#7ebe3f"/>
      <style:paragraph-properties fo:text-align="center"/>
      <style:text-properties fo:color="#ffffff" style:font-name="Ubuntu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111111" style:font-name="Ubuntu" fo:font-size="24pt" style:font-size-asian="24pt" style:font-size-complex="24pt"/>
    </style:style>
    <style:style style:name="P14" style:family="paragraph">
      <loext:graphic-properties draw:fill="none" draw:fill-color="#ffffff"/>
      <style:text-properties style:font-name="Ubuntu"/>
    </style:style>
    <style:style style:name="P15" style:family="paragraph">
      <loext:graphic-properties draw:fill-color="#ffffff"/>
    </style:style>
    <style:style style:name="P16" style:family="paragraph">
      <loext:graphic-properties draw:fill-color="#ffff66"/>
      <style:paragraph-properties fo:text-align="center"/>
    </style:style>
    <style:style style:name="P17" style:family="paragraph">
      <loext:graphic-properties draw:fill="none" draw:fill-color="#ffffff"/>
      <style:text-properties style:font-name="Ubuntu" fo:font-size="22pt" style:font-size-asian="22pt" style:font-size-complex="22pt"/>
    </style:style>
    <style:style style:name="P18" style:family="paragraph">
      <loext:graphic-properties draw:fill="none" draw:fill-color="#ffffff"/>
      <style:text-properties style:font-name="FreeMono"/>
    </style:style>
    <style:style style:name="P19" style:family="paragraph">
      <loext:graphic-properties draw:fill-color="#bebd3f"/>
      <style:paragraph-properties fo:text-align="center"/>
      <style:text-properties fo:color="#ffffff" style:font-name="Ubuntu"/>
    </style:style>
    <style:style style:name="P20" style:family="paragraph">
      <loext:graphic-properties draw:fill-color="#9f9e5f"/>
      <style:paragraph-properties fo:text-align="center"/>
      <style:text-properties fo:color="#ffffff" style:font-name="Ubuntu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  <style:text-properties fo:color="#ffffff" style:font-name="Ubuntu"/>
    </style:style>
    <style:style style:name="P23" style:family="paragraph">
      <loext:graphic-properties draw:fill-color="#d2d02b"/>
      <style:paragraph-properties fo:text-align="center"/>
      <style:text-properties fo:color="#ffffff" style:font-name="Ubuntu"/>
    </style:style>
    <style:style style:name="P24" style:family="paragraph">
      <loext:graphic-properties draw:fill-color="#7ed22b" draw:opacity="20%"/>
      <style:paragraph-properties fo:text-align="center"/>
    </style:style>
    <style:style style:name="P25" style:family="paragraph">
      <loext:graphic-properties draw:fill-color="#ffff00"/>
      <style:paragraph-properties fo:text-align="center"/>
    </style:style>
    <style:style style:name="P26" style:family="paragraph">
      <loext:graphic-properties draw:fill="solid" draw:fill-color="#ffff00"/>
      <style:paragraph-properties fo:text-align="center"/>
    </style:style>
    <style:style style:name="P27" style:family="paragraph">
      <loext:graphic-properties draw:fill="none" draw:fill-color="#ffffff"/>
      <style:text-properties style:font-name="FreeMono" fo:font-size="12pt" style:font-size-asian="12pt" style:font-size-complex="12pt"/>
    </style:style>
    <style:style style:name="P28" style:family="paragraph">
      <loext:graphic-properties draw:fill-color="#2bd22b" draw:opacity="21%"/>
      <style:paragraph-properties fo:text-align="center"/>
    </style:style>
    <style:style style:name="P29" style:family="paragraph">
      <loext:graphic-properties draw:opacity="21%"/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FreeMono" fo:font-size="22pt" style:font-size-asian="22pt" style:font-size-complex="22pt"/>
    </style:style>
    <style:style style:name="T4" style:family="text">
      <style:text-properties style:font-name="Ubuntu" fo:font-size="20pt" style:font-size-asian="20pt" style:font-size-complex="20pt"/>
    </style:style>
    <style:style style:name="T5" style:family="text">
      <style:text-properties fo:color="#eeeeee" style:font-name="Ubuntu" fo:font-size="24pt" style:font-size-asian="24pt" style:font-size-complex="24pt"/>
    </style:style>
    <style:style style:name="T6" style:family="text">
      <style:text-properties fo:color="#ffffff" style:font-name="Ubuntu" fo:font-size="24pt" style:font-size-asian="24pt" style:font-size-complex="24pt"/>
    </style:style>
    <style:style style:name="T7" style:family="text">
      <style:text-properties fo:color="#ffffff" style:font-name="Ubuntu"/>
    </style:style>
    <style:style style:name="T8" style:family="text">
      <style:text-properties fo:color="#ffffff" style:font-name="Ubuntu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111111" style:font-name="Ubuntu" fo:font-size="24pt" style:font-size-asian="24pt" style:font-size-complex="24pt"/>
    </style:style>
    <style:style style:name="T10" style:family="text">
      <style:text-properties style:font-name="FreeMono" fo:font-size="18pt" style:font-size-asian="18pt" style:font-size-complex="18pt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style:font-name="Ubuntu" fo:font-size="22pt" style:font-size-asian="22pt" style:font-size-complex="22pt"/>
    </style:style>
    <style:style style:name="T13" style:family="text">
      <style:text-properties style:font-name="FreeMono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ffff" style:font-name="Ubuntu" fo:font-size="20pt" style:font-size-asian="20pt" style:font-size-complex="20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FreeMono" fo:font-size="18pt" fo:text-shadow="none" style:text-underline-style="none" fo:font-weight="normal" style:letter-kerning="true" style:font-name-asian="DejaVu Sans Mono" style:font-size-asian="18pt" style:font-weight-asian="normal" style:font-name-complex="DejaVu Sans Mono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0e7a" style:text-outline="false" style:text-line-through-style="none" style:text-line-through-type="none" style:font-name="FreeMono" fo:font-size="18pt" fo:font-style="italic" fo:text-shadow="none" style:text-underline-style="none" fo:font-weight="normal" style:letter-kerning="true" style:font-name-asian="DejaVu Sans Mono" style:font-size-asian="18pt" style:font-style-asian="italic" style:font-weight-asian="normal" style:font-name-complex="DejaVu Sa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cast – code </text:span></text:p>
          </draw:text-box>
        </draw:frame>
        <draw:frame draw:style-name="gr1" draw:text-style-name="P2" draw:layer="layout" svg:width="27.976cm" svg:height="3.331cm" svg:x="0.012cm" svg:y="6.604cm">
          <draw:text-box>
            <text:p><text:span text:style-name="T2">1.</text:span><text:span text:style-name="T3"> val bcVar = sparkContext.Broadcast(new Array[Byte](128))</text:span></text:p>
            <text:p><text:span text:style-name="T2">2.</text:span><text:span text:style-name="T3"> sparkContext.parallelize(1 to tasks, tasks).map(_ =&gt; {</text:span></text:p>
            <text:p><text:span text:style-name="T3"><text:s text:c="2"/></text:span><text:span text:style-name="T3">bcVar.value.length</text:span></text:p>
            <text:p><text:span text:style-name="T3"><text:s/></text:span><text:span text:style-name="T3">}).count</text:span></text:p>
          </draw:text-box>
        </draw:frame>
        <draw:frame draw:style-name="gr2" draw:text-style-name="P3" draw:layer="layout" svg:width="27.629cm" svg:height="1.038cm" svg:x="0.27cm" svg:y="11.538cm">
          <draw:text-box>
            <text:p><text:span text:style-name="T4">the number of broadcast variables are increased to amortize the task scheduling co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4" draw:text-style-name="P5" draw:layer="layout" svg:width="20.574cm" svg:height="2.794cm" svg:x="3.81cm" svg:y="13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cast</text:span></text:p>
          </draw:text-box>
        </draw:frame>
        <draw:custom-shape draw:style-name="gr5" draw:text-style-name="P7" draw:layer="layout" svg:width="3.556cm" svg:height="4.064cm" svg:x="4.572cm" svg:y="6.75cm">
          <text:p text:style-name="P6"><text:span text:style-name="T5">Spa</text:span><text:span text:style-name="T5">rk</text:span></text:p>
          <text:p text:style-name="P6"><text:span text:style-name="T5">driv</text:span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18.758cm" svg:y="6.674cm">
          <text:p text:style-name="P6"><text:span text:style-name="T6">Sp</text:span><text:span text:style-name="T6">ark</text:span></text:p>
          <text:p text:style-name="P6"><text:span text:style-name="T6">ex</text:span><text:span text:style-name="T6">ec</text:span><text:span text:style-name="T6">ut</text:span><text:span text:style-name="T6">o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3.81cm" svg:y1="13.77cm" svg:x2="24.384cm" svg:y2="13.77cm">
          <text:p/>
        </draw:line>
        <draw:frame draw:style-name="gr8" draw:text-style-name="P10" draw:layer="layout" svg:width="6.564cm" svg:height="1.047cm" svg:x="6.058cm" svg:y="14.694cm">
          <draw:text-box>
            <text:p><text:span text:style-name="T4">/spark/broadcast/</text:span></text:p>
          </draw:text-box>
        </draw:frame>
        <draw:custom-shape draw:style-name="gr9" draw:text-style-name="P11" draw:layer="layout" svg:width="3.556cm" svg:height="1.27cm" svg:x="12.152cm" svg:y="14.694cm">
          <text:p text:style-name="P6"><text:span text:style-name="T7">bro</text:span><text:span text:style-name="T7">adc</text:span><text:span text:style-name="T7">ast_</text:span><text:span text:style-name="T7">0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10" draw:text-style-name="P9" draw:layer="layout" svg:width="5.769cm" svg:height="1.952cm" draw:transform="skewX (-0.178896248329419) rotate (-1.06901416684653) translate (9.67049110701104cm 9.57291533019714cm)" svg:viewBox="0 0 5770 1953" svg:d="M0 1953c3305-560 2255 87 5770-1953">
          <text:p/>
        </draw:path>
        <draw:custom-shape draw:style-name="gr11" draw:text-style-name="P12" draw:layer="layout" svg:width="1.016cm" svg:height="1.016cm" svg:x="8.436cm" svg:y="10.144cm">
          <text:p text:style-name="P6"><text:span text:style-name="T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7.968cm" svg:y="4.52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5.08cm" svg:height="2.272cm" svg:x="19.158cm" svg:y="6.374cm">
          <text:p text:style-name="P6"><text:span text:style-name="T6">Sp</text:span><text:span text:style-name="T6">ark</text:span></text:p>
          <text:p text:style-name="P6"><text:span text:style-name="T6">ex</text:span><text:span text:style-name="T6">ec</text:span><text:span text:style-name="T6">ut</text:span><text:span text:style-name="T6">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19.558cm" svg:y="6.074cm">
          <text:p text:style-name="P6"><text:span text:style-name="T6">Sp</text:span><text:span text:style-name="T6">ark</text:span></text:p>
          <text:p text:style-name="P6"><text:span text:style-name="T6">ex</text:span><text:span text:style-name="T6">ec</text:span><text:span text:style-name="T6">uto</text:span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19.958cm" svg:y="5.774cm">
          <text:p text:style-name="P6"><text:span text:style-name="T6">Spar</text:span><text:span text:style-name="T6">k</text:span></text:p>
          <text:p text:style-name="P6"><text:span text:style-name="T6">exec</text:span><text:span text:style-name="T6">ut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20.458cm" svg:y="5.474cm">
          <text:p text:style-name="P6"><text:span text:style-name="T6">Spa</text:span><text:span text:style-name="T6">rk</text:span></text:p>
          <text:p text:style-name="P6"><text:span text:style-name="T6">exe</text:span><text:span text:style-name="T6">cuto</text:span><text:span text:style-name="T6">r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6.784cm" svg:height="1.199cm" svg:x="17.78cm" svg:y="15.294cm">
          <draw:text-box>
            <text:p><text:span text:style-name="T9">Crail File System</text:span></text:p>
          </draw:text-box>
        </draw:frame>
        <draw:path draw:style-name="gr10" draw:text-style-name="P9" draw:layer="layout" svg:width="5.756cm" svg:height="12.122cm" draw:transform="skewX (-0.178896248329419) rotate (-1.06901416684653) translate (17.6891322639999cm 0.427020560915669cm)" svg:viewBox="0 0 5757 12123" svg:d="M0 12123c306-3994 527-5485 5757-12123">
          <text:p/>
        </draw:path>
        <draw:path draw:style-name="gr10" draw:text-style-name="P9" draw:layer="layout" svg:width="5.702cm" svg:height="11.538cm" draw:transform="skewX (-0.178896248329419) rotate (-1.06901416684653) translate (17.2151013802875cm 0.774356009355732cm)" svg:viewBox="0 0 5703 11539" svg:d="M0 11539c708-4104 632-4794 5703-11539">
          <text:p/>
        </draw:path>
        <draw:path draw:style-name="gr10" draw:text-style-name="P9" draw:layer="layout" svg:width="5.666cm" svg:height="11.02cm" draw:transform="skewX (-0.178896248329419) rotate (-1.06901416684653) translate (16.832182959699cm 1.10549161722762cm)" svg:viewBox="0 0 5667 11021" svg:d="M0 11021c794-3746 1504-5195 5667-11021">
          <text:p/>
        </draw:path>
        <draw:path draw:style-name="gr10" draw:text-style-name="P9" draw:layer="layout" svg:width="5.672cm" svg:height="10.56cm" draw:transform="skewX (-0.178896248329419) rotate (-1.06901416684653) translate (16.4422702008107cm 1.40018235885131cm)" svg:viewBox="0 0 5673 10561" svg:d="M0 10561c1122-3853 1729-5107 5673-10561">
          <text:p/>
        </draw:path>
        <draw:path draw:style-name="gr10" draw:text-style-name="P9" draw:layer="layout" svg:width="5.628cm" svg:height="10.03cm" draw:transform="skewX (-0.178896248329419) rotate (-1.06901416684653) translate (16.0503506478822cm 1.7386069399728cm)" svg:viewBox="0 0 5629 10031" svg:d="M0 10031c1265-3748 1685-4577 5629-10031">
          <text:p/>
        </draw:path>
        <draw:path draw:style-name="gr10" draw:text-style-name="P9" draw:layer="layout" svg:width="2.949cm" svg:height="7.37cm" draw:transform="skewX (-0.178896248329419) rotate (-1.06901416684653) translate (20.458cm 7.746cm)" svg:viewBox="0 0 2950 7371" svg:d="M2434 7371c1217-5099 229-5574-2434-7371">
          <text:p/>
        </draw:path>
        <draw:path draw:style-name="gr10" draw:text-style-name="P9" draw:layer="layout" svg:width="2.985cm" svg:height="6.84cm" draw:transform="skewX (-0.178896248329419) rotate (-1.06901416684653) translate (19.958cm 8.046cm)" svg:viewBox="0 0 2986 6841" svg:d="M2479 6841c1217-5099 184-5044-2479-6841">
          <text:p/>
        </draw:path>
        <draw:path draw:style-name="gr10" draw:text-style-name="P9" draw:layer="layout" svg:width="3cm" svg:height="6.345cm" draw:transform="skewX (-0.178896248329419) rotate (-1.06901416684653) translate (19.558cm 8.346cm)" svg:viewBox="0 0 3001 6346" svg:d="M2498 6346c1217-5099 165-4549-2498-6346">
          <text:p/>
        </draw:path>
        <draw:path draw:style-name="gr10" draw:text-style-name="P9" draw:layer="layout" svg:width="3.046cm" svg:height="5.797cm" draw:transform="skewX (-0.178896248329419) rotate (-1.06901416684653) translate (19.158cm 8.646cm)" svg:viewBox="0 0 3047 5798" svg:d="M2555 5798c1217-5099 108-4001-2555-5798">
          <text:p/>
        </draw:path>
        <draw:path draw:style-name="gr10" draw:text-style-name="P9" draw:layer="layout" svg:width="2.973cm" svg:height="5.359cm" draw:transform="skewX (-0.178896248329419) rotate (-1.06901416684653) translate (18.796cm 8.944cm)" svg:viewBox="0 0 2974 5360" svg:d="M2464 5360c1217-5099 199-3563-2464-5360">
          <text:p/>
        </draw:path>
        <draw:custom-shape draw:style-name="gr11" draw:text-style-name="P12" draw:layer="layout" svg:width="1.016cm" svg:height="1.016cm" svg:x="20.458cm" svg:y="9.198cm">
          <text:p text:style-name="P6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7.36cm" svg:height="1.598cm" svg:x="1.586cm" svg:y="10.776cm">
          <draw:text-box>
            <text:p><text:span text:style-name="T1">Broadcast writing</text:span></text:p>
            <text:p><text:span text:style-name="T10">RPC + 2xRDMA + RPC</text:span></text:p>
          </draw:text-box>
        </draw:frame>
        <draw:frame draw:style-name="gr14" draw:text-style-name="P14" draw:layer="layout" svg:width="4.951cm" svg:height="0.963cm" svg:x="8.99cm" svg:y="4.588cm">
          <draw:text-box>
            <text:p><text:span text:style-name="T11">task scheduling</text:span></text:p>
          </draw:text-box>
        </draw:frame>
        <draw:frame draw:style-name="gr15" draw:text-style-name="P14" draw:layer="layout" svg:width="6.598cm" svg:height="1.598cm" svg:x="21.458cm" svg:y="9.022cm">
          <draw:text-box>
            <text:p><text:span text:style-name="T1">Broadcast reading</text:span></text:p>
            <text:p><text:span text:style-name="T10">RPC + RDMA</text:span></text:p>
          </draw:text-box>
        </draw:frame>
        <draw:line draw:style-name="gr16" draw:text-style-name="P9" draw:layer="layout" svg:x1="18.034cm" svg:y1="8.944cm" svg:x2="9.652cm" svg:y2="9.706cm">
          <text:p/>
        </draw:line>
        <draw:custom-shape draw:style-name="gr11" draw:text-style-name="P12" draw:layer="layout" svg:width="1.016cm" svg:height="1.016cm" svg:x="12.268cm" svg:y="7.92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2.342cm" svg:height="0.963cm" svg:x="13.29cm" svg:y="7.988cm">
          <draw:text-box>
            <text:p><text:span text:style-name="T11">finis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cast – Writes from the Driver</text:span></text:p>
          </draw:text-box>
        </draw:frame>
        <draw:frame draw:style-name="gr18" draw:layer="layout" svg:width="25.188cm" svg:height="12.171cm" svg:x="1.508cm" svg:y="4.36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9" draw:text-style-name="P16" draw:layer="layout" svg:width="1.27cm" svg:height="2.794cm" svg:x="13.462cm" svg:y="7.1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7" draw:layer="layout" svg:width="8.77cm" svg:height="1.123cm" svg:x="14.478cm" svg:y="7.875cm">
          <draw:text-box>
            <text:p><text:span text:style-name="T12">1 order of magnitu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cast – Reads to all Executors</text:span></text:p>
          </draw:text-box>
        </draw:frame>
        <draw:frame draw:style-name="gr18" draw:layer="layout" svg:width="25.188cm" svg:height="12.171cm" svg:x="1.508cm" svg:y="4.3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1" draw:text-style-name="P16" draw:layer="layout" svg:width="1.27cm" svg:height="3.81cm" svg:x="19.816cm" svg:y="7.9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7" draw:layer="layout" svg:width="8.77cm" svg:height="1.123cm" svg:x="11.146cm" svg:y="9.145cm">
          <draw:text-box>
            <text:p><text:span text:style-name="T12">~2 orders of magnitu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ataSets GroupByKey</text:span></text:p>
          </draw:text-box>
        </draw:frame>
        <draw:frame draw:style-name="gr22" draw:text-style-name="P18" draw:layer="layout" svg:width="28.315cm" svg:height="9.776cm" svg:x="-0.157cm" svg:y="5.334cm">
          <draw:text-box>
            <text:p><text:span text:style-name="T13">val keysDS = sparkContext.parallelize(0 until tasks, tasks).flatMap{_=&gt;</text:span></text:p>
            <text:p><text:span text:style-name="T13"><text:s/></text:span><text:span text:style-name="T13">val random = new Random()</text:span></text:p>
            <text:p><text:span text:style-name="T13"><text:s/></text:span><text:span text:style-name="T13">val keyArr = new Array[Array[Byte]](numKeys)</text:span></text:p>
            <text:p><text:span text:style-name="T13"><text:s/></text:span><text:span text:style-name="T13">for (i &lt;- 0 until numKeys){</text:span></text:p>
            <text:p><text:span text:style-name="T13"><text:s text:c="2"/></text:span><text:span text:style-name="T13">val key = new Array[Byte](keySize)</text:span></text:p>
            <text:p><text:span text:style-name="T13"><text:s text:c="2"/></text:span><text:span text:style-name="T13">random.nextBytes(key)</text:span></text:p>
            <text:p><text:span text:style-name="T13"><text:s text:c="2"/></text:span><text:span text:style-name="T13">keyArr(i) = key</text:span></text:p>
            <text:p><text:span text:style-name="T13"><text:s/></text:span><text:span text:style-name="T13">}</text:span></text:p>
            <text:p><text:span text:style-name="T13"><text:s/></text:span><text:span text:style-name="T13">keyArr</text:span></text:p>
            <text:p><text:span text:style-name="T13">}.cache().toDS().count</text:span></text:p>
            <text:p><text:span text:style-name="T13"/></text:p>
            <text:p><text:span text:style-name="T13">KeysDS</text:span></text:p>
            <text:p><text:span text:style-name="T13"><text:s/></text:span><text:span text:style-name="T13">.groupByKey(k =&gt; k)</text:span></text:p>
            <text:p><text:span text:style-name="T13"><text:s/></text:span><text:span text:style-name="T13">.reduceGroups((v1, v2) =&gt; {Seq((v1.length + v2.length).toByte).toArray})</text:span></text:p>
            <text:p><text:span text:style-name="T13"><text:s/></text:span><text:span text:style-name="T13">.cou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ataSets GroupByKey</text:span></text:p>
          </draw:text-box>
        </draw:frame>
        <draw:custom-shape draw:style-name="gr23" draw:text-style-name="P19" draw:layer="layout" svg:width="4.348cm" svg:height="1.856cm" svg:x="8.114cm" svg:y="4.71cm">
          <text:p text:style-name="P6"><text:span text:style-name="T6">Spa</text:span><text:span text:style-name="T6">rk</text:span></text:p>
          <text:p text:style-name="P6"><text:span text:style-name="T6">exe</text:span><text:span text:style-name="T6">cut</text:span><text:span text:style-name="T6">or1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288cm" svg:height="1.87cm" svg:x="3.632cm" svg:y="4.696cm">
          <text:p text:style-name="P6"><text:span text:style-name="T6">Spark</text:span></text:p>
          <text:p text:style-name="P6"><text:span text:style-name="T6">execut</text:span><text:span text:style-name="T6">or0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582cm" svg:height="1.111cm" svg:x="12.378cm" svg:y="5.72cm">
          <draw:text-box>
            <text:p><text:span text:style-name="T14">. . .</text:span></text:p>
          </draw:text-box>
        </draw:frame>
        <draw:custom-shape draw:style-name="gr26" draw:text-style-name="P22" draw:layer="layout" svg:width="1.832cm" svg:height="2.032cm" svg:x="4.818cm" svg:y="6.782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" draw:text-style-name="P22" draw:layer="layout" svg:width="1.832cm" svg:height="2.032cm" svg:x="9.419cm" svg:y="6.783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" draw:text-style-name="P22" draw:layer="layout" svg:width="1.832cm" svg:height="2.032cm" svg:x="15.02cm" svg:y="6.784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7" draw:text-style-name="P5" draw:layer="layout" svg:width="24.13cm" svg:height="4.126cm" svg:x="2.062cm" svg:y="9.6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9" draw:layer="layout" svg:x1="2.57cm" svg:y1="9.69cm" svg:x2="25.658cm" svg:y2="9.691cm">
          <text:p/>
        </draw:line>
        <draw:frame draw:style-name="gr28" draw:text-style-name="P10" draw:layer="layout" svg:width="13.97cm" svg:height="1.256cm" svg:x="1.708cm" svg:y="10.014cm">
          <draw:text-box>
            <text:p><text:span text:style-name="T4">/shuffle0/0/</text:span></text:p>
          </draw:text-box>
        </draw:frame>
        <draw:frame draw:style-name="gr12" draw:text-style-name="P13" draw:layer="layout" svg:width="6.784cm" svg:height="1.199cm" svg:x="19.054cm" svg:y="12.368cm">
          <draw:text-box>
            <text:p><text:span text:style-name="T9">Crail File System</text:span></text:p>
          </draw:text-box>
        </draw:frame>
        <draw:frame draw:style-name="gr28" draw:text-style-name="P10" draw:layer="layout" svg:width="13.97cm" svg:height="1.256cm" svg:x="1.708cm" svg:y="11.414cm">
          <draw:text-box>
            <text:p><text:span text:style-name="T4">/shuffle0/1/</text:span></text:p>
          </draw:text-box>
        </draw:frame>
        <draw:frame draw:style-name="gr28" draw:text-style-name="P10" draw:layer="layout" svg:width="13.97cm" svg:height="1.256cm" svg:x="1.608cm" svg:y="12.814cm">
          <draw:text-box>
            <text:p><text:span text:style-name="T4">/shuffle0/N/</text:span></text:p>
          </draw:text-box>
        </draw:frame>
        <draw:path draw:style-name="gr10" draw:text-style-name="P9" draw:layer="layout" svg:width="1.063cm" svg:height="0.968cm" draw:transform="rotate (-0.653974870722276) translate (5.842cm 8.814cm)" svg:viewBox="0 0 1064 969" svg:d="M0 0c1128 239 1063 969 1063 969">
          <text:p/>
        </draw:path>
        <draw:path draw:style-name="gr10" draw:text-style-name="P9" draw:layer="layout" svg:width="1.854cm" svg:height="2.148cm" draw:transform="rotate (-0.653974870722276) translate (5.83252524089603cm 8.79640083248554cm)" svg:viewBox="0 0 1855 2149" svg:d="M0 6c1993-135 1853 2143 1853 2143">
          <text:p/>
        </draw:path>
        <draw:path draw:style-name="gr10" draw:text-style-name="P9" draw:layer="layout" svg:width="2.838cm" svg:height="3.214cm" draw:transform="rotate (-0.653974870722276) translate (5.84900044128416cm 8.78799942428338cm)" svg:viewBox="0 0 2839 3215" svg:d="M0 0c3510-2 2775 3215 2775 3215">
          <text:p/>
        </draw:path>
        <draw:custom-shape draw:style-name="gr29" draw:text-style-name="P20" draw:layer="layout" svg:width="1.27cm" svg:height="0.678cm" svg:x="6.096cm" svg:y="10.23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.27cm" svg:height="0.678cm" svg:x="5.996cm" svg:y="11.629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.27cm" svg:height="0.678cm" svg:x="5.996cm" svg:y="13.028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9.896cm" svg:y="10.129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9.896cm" svg:y="11.528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9.896cm" svg:y="12.927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4.348cm" svg:height="1.856cm" svg:x="13.714cm" svg:y="4.71cm">
          <text:p text:style-name="P6"><text:span text:style-name="T6">Spark</text:span></text:p>
          <text:p text:style-name="P6"><text:span text:style-name="T6">executor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63cm" svg:height="0.968cm" draw:transform="rotate (-0.653974870722276) translate (10.292cm 8.801cm)" svg:viewBox="0 0 1064 969" svg:d="M0 0c1128 239 1063 969 1063 969">
          <text:p/>
        </draw:path>
        <draw:path draw:style-name="gr10" draw:text-style-name="P9" draw:layer="layout" svg:width="1.854cm" svg:height="2.148cm" draw:transform="rotate (-0.653974870722276) translate (10.321525240896cm 8.78340083248554cm)" svg:viewBox="0 0 1855 2149" svg:d="M0 6c1993-135 1853 2143 1853 2143">
          <text:p/>
        </draw:path>
        <draw:path draw:style-name="gr10" draw:text-style-name="P9" draw:layer="layout" svg:width="2.838cm" svg:height="3.214cm" draw:transform="rotate (-0.653974870722276) translate (10.3740004412842cm 8.77499942428338cm)" svg:viewBox="0 0 2839 3215" svg:d="M0 0c3510-2 2775 3215 2775 3215">
          <text:p/>
        </draw:path>
        <draw:custom-shape draw:style-name="gr30" draw:text-style-name="P19" draw:layer="layout" svg:width="1.27cm" svg:height="0.678cm" svg:x="15.434cm" svg:y="10.116cm">
          <text:p text:style-name="P6"><text:span text:style-name="T6">f</text:span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15.434cm" svg:y="11.515cm">
          <text:p text:style-name="P6"><text:span text:style-name="T6">f</text:span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15.434cm" svg:y="12.914cm">
          <text:p text:style-name="P6"><text:span text:style-name="T6">f</text:span><text:span text:style-name="T6">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63cm" svg:height="0.968cm" draw:transform="rotate (-0.653974870722276) translate (15.83cm 8.788cm)" svg:viewBox="0 0 1064 969" svg:d="M0 0c1128 239 1063 969 1063 969">
          <text:p/>
        </draw:path>
        <draw:path draw:style-name="gr10" draw:text-style-name="P9" draw:layer="layout" svg:width="1.854cm" svg:height="2.148cm" draw:transform="rotate (-0.653974870722276) translate (15.859525240896cm 8.77040083248554cm)" svg:viewBox="0 0 1855 2149" svg:d="M0 6c1993-135 1853 2143 1853 2143">
          <text:p/>
        </draw:path>
        <draw:path draw:style-name="gr10" draw:text-style-name="P9" draw:layer="layout" svg:width="2.838cm" svg:height="3.214cm" draw:transform="rotate (-0.653974870722276) translate (15.9120004412842cm 8.76199942428339cm)" svg:viewBox="0 0 2839 3215" svg:d="M0 0c3510-2 2775 3215 2775 3215">
          <text:p/>
        </draw:path>
        <draw:custom-shape draw:style-name="gr32" draw:text-style-name="P24" draw:layer="layout" svg:width="15.664cm" svg:height="1.016cm" svg:x="1.554cm" svg:y="12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15.664cm" svg:height="1.016cm" svg:x="1.555cm" svg:y="11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15.664cm" svg:height="1.016cm" svg:x="1.556cm" svg:y="9.9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9" draw:layer="layout" svg:width="4.348cm" svg:height="1.856cm" svg:x="8.114cm" svg:y="16.51cm">
          <text:p text:style-name="P6"><text:span text:style-name="T6">Spark</text:span></text:p>
          <text:p text:style-name="P6"><text:span text:style-name="T6">executor1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288cm" svg:height="1.87cm" svg:x="3.632cm" svg:y="16.496cm">
          <text:p text:style-name="P6"><text:span text:style-name="T6">Spark</text:span></text:p>
          <text:p text:style-name="P6"><text:span text:style-name="T6">executor0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582cm" svg:height="1.111cm" svg:x="12.378cm" svg:y="17.52cm">
          <draw:text-box>
            <text:p><text:span text:style-name="T14">. . .</text:span></text:p>
          </draw:text-box>
        </draw:frame>
        <draw:custom-shape draw:style-name="gr31" draw:text-style-name="P23" draw:layer="layout" svg:width="4.348cm" svg:height="1.856cm" svg:x="13.714cm" svg:y="16.51cm">
          <text:p text:style-name="P6"><text:span text:style-name="T6">Spark</text:span></text:p>
          <text:p text:style-name="P6"><text:span text:style-name="T6">executo</text:span><text:span text:style-name="T6">rN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1.524cm" svg:height="2.726cm" svg:x="5.231cm" svg:y="13.77cm">
          <text:p/>
          <draw:enhanced-geometry svg:viewBox="0 0 21600 21600" draw:text-areas="?f0 0 ?f2 ?f5" draw:type="down-arrow" draw:modifiers="11960.396039604 5552.2622950819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6" draw:layer="layout" svg:width="1.524cm" svg:height="5.042cm" svg:x="8.632cm" svg:y="11.4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5" draw:layer="layout" svg:width="1.524cm" svg:height="6.484cm" svg:x="14.133cm" svg:y="10.0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4" draw:layer="layout" svg:width="4.964cm" svg:height="0.958cm" svg:x="18.034cm" svg:y="14.028cm">
          <draw:text-box>
            <text:p><text:span text:style-name="T1">Multifiles reads</text:span></text:p>
          </draw:text-box>
        </draw:frame>
        <draw:line draw:style-name="gr37" draw:text-style-name="P9" draw:layer="layout" svg:x1="18.034cm" svg:y1="14.478cm" svg:x2="6.096cm" svg:y2="14.986cm">
          <text:p/>
        </draw:line>
        <draw:line draw:style-name="gr37" draw:text-style-name="P9" draw:layer="layout" svg:x1="18.035cm" svg:y1="14.543cm" svg:x2="9.652cm" svg:y2="15.494cm">
          <text:p/>
        </draw:line>
        <draw:line draw:style-name="gr37" draw:text-style-name="P9" draw:layer="layout" svg:x1="18.036cm" svg:y1="14.593cm" svg:x2="15.24cm" svg:y2="15.24cm">
          <text:p/>
        </draw:line>
        <draw:frame draw:style-name="gr25" draw:text-style-name="P21" draw:layer="layout" svg:width="1.582cm" svg:height="1.111cm" svg:x="12.378cm" svg:y="9.721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378cm" svg:y="11.122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378cm" svg:y="12.423cm">
          <draw:text-box>
            <text:p><text:span text:style-name="T14">. . .</text:span></text:p>
          </draw:text-box>
        </draw:frame>
        <draw:frame draw:style-name="gr38" draw:text-style-name="P14" draw:layer="layout" svg:width="3.376cm" svg:height="0.958cm" svg:x="17.218cm" svg:y="8.462cm">
          <draw:text-box>
            <text:p><text:span text:style-name="T1">file writes</text:span></text:p>
          </draw:text-box>
        </draw:frame>
        <draw:custom-shape draw:style-name="gr11" draw:text-style-name="P12" draw:layer="layout" svg:width="1.016cm" svg:height="1.016cm" svg:x="19.738cm" svg:y="4.477cm">
          <text:p text:style-name="P6"><text:span text:style-name="T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19.712cm" svg:y="6.858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19.713cm" svg:y="15.159cm">
          <text:p text:style-name="P6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19.714cm" svg:y="17.36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ataSets GroupByKey: Performance</text:span></text:p>
          </draw:text-box>
        </draw:frame>
        <draw:frame draw:style-name="gr18" draw:layer="layout" svg:width="25.199cm" svg:height="12.179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Spark SQL EquiJoin</text:span></text:p>
          </draw:text-box>
        </draw:frame>
        <draw:frame draw:style-name="gr39" draw:text-style-name="P27" draw:layer="layout" svg:width="27.553cm" svg:height="2.791cm" svg:x="0.224cm" svg:y="6.096cm">
          <draw:text-box>
            <text:p><text:span text:style-name="T10">val fileDS1 = sparkSession.read.parquet(“...”)</text:span></text:p>
            <text:p><text:span text:style-name="T10">val fileDS2 = sparkSession.read.parquet(“...”)</text:span></text:p>
            <text:p><text:span text:style-name="T10">val resultDS = fileDS1.joinWith(fileDS1, fileDS1(key) === fileDS2(key))</text:span></text:p>
            <text:p><text:span text:style-name="T10">resultDS.</text:span><text:span text:style-name="T16">write.format(“parquet”).mode(SaveMode.</text:span><text:span text:style-name="T17">Overwrite</text:span><text:span text:style-name="T18">).save(“...”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40" draw:text-style-name="P28" draw:layer="layout" svg:width="15.075cm" svg:height="2.408cm" svg:x="3.859cm" svg:y="16.9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9" draw:layer="layout" svg:width="15.075cm" svg:height="1.729cm" svg:x="3.858cm" svg:y="5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<text:span text:style-name="T1">Spark SQL EquiJoin</text:span></text:p>
          </draw:text-box>
        </draw:frame>
        <draw:custom-shape draw:style-name="gr42" draw:text-style-name="P19" draw:layer="layout" svg:width="4.23cm" svg:height="1.805cm" svg:x="8.293cm" svg:y="4.078cm">
          <text:p text:style-name="P6"><text:span text:style-name="T6">Spark</text:span></text:p>
          <text:p text:style-name="P6"><text:span text:style-name="T6">executor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4.172cm" svg:height="1.819cm" svg:x="3.932cm" svg:y="4.064cm">
          <text:p text:style-name="P6"><text:span text:style-name="T6">Spark</text:span></text:p>
          <text:p text:style-name="P6"><text:span text:style-name="T6">executor0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582cm" svg:height="1.111cm" svg:x="12.441cm" svg:y="5.06cm">
          <draw:text-box>
            <text:p><text:span text:style-name="T14">. . .</text:span></text:p>
          </draw:text-box>
        </draw:frame>
        <draw:custom-shape draw:style-name="gr44" draw:text-style-name="P22" draw:layer="layout" svg:width="1.782cm" svg:height="1.162cm" svg:x="5.086cm" svg:y="7.882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5" draw:layer="layout" svg:width="23.478cm" svg:height="4.014cm" svg:x="2.404cm" svg:y="9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9" draw:layer="layout" svg:x1="2.898cm" svg:y1="9.993cm" svg:x2="25.362cm" svg:y2="9.994cm">
          <text:p/>
        </draw:line>
        <draw:frame draw:style-name="gr46" draw:text-style-name="P10" draw:layer="layout" svg:width="13.592cm" svg:height="1.222cm" svg:x="2.06cm" svg:y="10.309cm">
          <draw:text-box>
            <text:p><text:span text:style-name="T4">/shuffle0/0/</text:span></text:p>
          </draw:text-box>
        </draw:frame>
        <draw:frame draw:style-name="gr47" draw:text-style-name="P13" draw:layer="layout" svg:width="6.784cm" svg:height="1.195cm" svg:x="18.937cm" svg:y="12.599cm">
          <draw:text-box>
            <text:p><text:span text:style-name="T9">Crail File System</text:span></text:p>
          </draw:text-box>
        </draw:frame>
        <draw:frame draw:style-name="gr46" draw:text-style-name="P10" draw:layer="layout" svg:width="13.592cm" svg:height="1.222cm" svg:x="2.06cm" svg:y="11.671cm">
          <draw:text-box>
            <text:p><text:span text:style-name="T4">/shuffle0/1/</text:span></text:p>
          </draw:text-box>
        </draw:frame>
        <draw:frame draw:style-name="gr46" draw:text-style-name="P10" draw:layer="layout" svg:width="13.593cm" svg:height="1.222cm" svg:x="1.962cm" svg:y="13.033cm">
          <draw:text-box>
            <text:p><text:span text:style-name="T4">/shuffle0/N/</text:span></text:p>
          </draw:text-box>
        </draw:frame>
        <draw:path draw:style-name="gr10" draw:text-style-name="P9" draw:layer="layout" svg:width="1.034cm" svg:height="0.942cm" draw:transform="rotate (-0.653451271946677) translate (6.08205125836989cm 9.14103809743708cm)" svg:viewBox="0 0 1035 943" svg:d="M0 0c1097 233 1034 943 1034 943">
          <text:p/>
        </draw:path>
        <draw:path draw:style-name="gr10" draw:text-style-name="P9" draw:layer="layout" svg:width="1.803cm" svg:height="2.09cm" draw:transform="rotate (-0.653625804871877) translate (6.07279653027671cm 9.12395804311388cm)" svg:viewBox="0 0 1804 2091" svg:d="M0 6c1939-131 1802 2085 1802 2085">
          <text:p/>
        </draw:path>
        <draw:path draw:style-name="gr10" draw:text-style-name="P9" draw:layer="layout" svg:width="2.76cm" svg:height="3.13cm" draw:transform="skewX (0.000698131700797789) rotate (-0.653102206096279) translate (6.08886203415274cm 9.11574063531956cm)" svg:viewBox="0 0 2761 3131" svg:d="M0 0c3415 1 2699 3131 2699 3131">
          <text:p/>
        </draw:path>
        <draw:custom-shape draw:style-name="gr48" draw:text-style-name="P20" draw:layer="layout" svg:width="1.236cm" svg:height="0.659cm" svg:x="6.329cm" svg:y="10.519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1.236cm" svg:height="0.66cm" svg:x="6.232cm" svg:y="11.88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1.236cm" svg:height="0.66cm" svg:x="6.232cm" svg:y="13.241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1.235cm" svg:height="0.659cm" svg:x="10.027cm" svg:y="10.421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1.235cm" svg:height="0.659cm" svg:x="10.027cm" svg:y="11.782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1.235cm" svg:height="0.66cm" svg:x="10.027cm" svg:y="13.143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4.231cm" svg:height="1.805cm" svg:x="13.741cm" svg:y="4.078cm">
          <text:p text:style-name="P6"><text:span text:style-name="T6">Spark</text:span></text:p>
          <text:p text:style-name="P6"><text:span text:style-name="T6">executor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34cm" svg:height="0.94cm" draw:transform="skewX (-0.0013962634015954) rotate (-0.655371134123871) translate (10.4118365273609cm 9.12838928653891cm)" svg:viewBox="0 0 1035 941" svg:d="M0 0c1098 231 1034 941 1034 941">
          <text:p/>
        </draw:path>
        <draw:path draw:style-name="gr10" draw:text-style-name="P9" draw:layer="layout" svg:width="1.804cm" svg:height="2.089cm" draw:transform="skewX (-0.000698131700797664) rotate (-0.654498469497874) translate (10.4406152570002cm 9.11119725020092cm)" svg:viewBox="0 0 1805 2090" svg:d="M0 6c1939-133 1803 2084 1803 2084">
          <text:p/>
        </draw:path>
        <draw:path draw:style-name="gr10" draw:text-style-name="P9" draw:layer="layout" svg:width="2.761cm" svg:height="3.128cm" draw:transform="skewX (0.000174532925199435) rotate (-0.653800337797076) translate (10.4916214777279cm 9.1030914779664cm)" svg:viewBox="0 0 2762 3129" svg:d="M0 0c3415-1 2700 3129 2700 3129">
          <text:p/>
        </draw:path>
        <draw:custom-shape draw:style-name="gr53" draw:text-style-name="P19" draw:layer="layout" svg:width="1.236cm" svg:height="0.66cm" svg:x="15.415cm" svg:y="10.408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1.236cm" svg:height="0.66cm" svg:x="15.415cm" svg:y="11.769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1.236cm" svg:height="0.66cm" svg:x="15.415cm" svg:y="13.13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34cm" svg:height="0.942cm" draw:transform="skewX (0.000698131700797737) rotate (-0.653451271946677) translate (15.8002299699838cm 9.11574047564073cm)" svg:viewBox="0 0 1035 943" svg:d="M0 0c1098 233 1034 943 1034 943">
          <text:p/>
        </draw:path>
        <draw:path draw:style-name="gr10" draw:text-style-name="P9" draw:layer="layout" svg:width="1.804cm" svg:height="2.089cm" draw:transform="skewX (-0.000349065850398889) rotate (-0.654498469497874) translate (15.829010278449cm 9.0985496507784cm)" svg:viewBox="0 0 1805 2090" svg:d="M0 6c1939-133 1803 2084 1803 2084">
          <text:p/>
        </draw:path>
        <draw:path draw:style-name="gr10" draw:text-style-name="P9" draw:layer="layout" svg:width="2.76cm" svg:height="3.128cm" draw:transform="rotate (-0.653800337797076) translate (15.8800149202904cm 9.09044266702189cm)" svg:viewBox="0 0 2761 3129" svg:d="M0 0c3415-1 2699 3129 2699 3129">
          <text:p/>
        </draw:path>
        <draw:custom-shape draw:style-name="gr54" draw:text-style-name="P24" draw:layer="layout" svg:width="15.241cm" svg:height="0.988cm" svg:x="1.91cm" svg:y="12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4" draw:layer="layout" svg:width="15.241cm" svg:height="0.988cm" svg:x="1.911cm" svg:y="11.7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4" draw:layer="layout" svg:width="15.241cm" svg:height="0.989cm" svg:x="1.912cm" svg:y="10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5" draw:layer="layout" svg:width="1.482cm" svg:height="1.678cm" svg:x="5.488cm" svg:y="13.963cm">
          <text:p/>
          <draw:enhanced-geometry svg:viewBox="0 0 21600 21600" draw:text-areas="?f0 0 ?f2 ?f5" draw:type="down-arrow" draw:modifiers="6486.26086956522 6288.786885245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26" draw:layer="layout" svg:width="1.483cm" svg:height="3.93cm" svg:x="8.797cm" svg:y="11.711cm">
          <text:p/>
          <draw:enhanced-geometry svg:viewBox="0 0 21600 21600" draw:text-areas="?f0 0 ?f2 ?f5" draw:type="down-arrow" draw:modifiers="15285.7425742574 5509.770491803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5" draw:layer="layout" svg:width="1.483cm" svg:height="5.332cm" svg:x="14.149cm" svg:y="10.3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4" draw:layer="layout" svg:width="4.964cm" svg:height="0.958cm" svg:x="17.945cm" svg:y="14.214cm">
          <draw:text-box>
            <text:p><text:span text:style-name="T1">Multifiles reads</text:span></text:p>
          </draw:text-box>
        </draw:frame>
        <draw:line draw:style-name="gr37" draw:text-style-name="P9" draw:layer="layout" svg:x1="17.945cm" svg:y1="14.652cm" svg:x2="6.329cm" svg:y2="15.146cm">
          <text:p/>
        </draw:line>
        <draw:line draw:style-name="gr37" draw:text-style-name="P9" draw:layer="layout" svg:x1="17.946cm" svg:y1="14.715cm" svg:x2="9.789cm" svg:y2="15.64cm">
          <text:p/>
        </draw:line>
        <draw:line draw:style-name="gr37" draw:text-style-name="P9" draw:layer="layout" svg:x1="17.946cm" svg:y1="14.764cm" svg:x2="15.226cm" svg:y2="15.394cm">
          <text:p/>
        </draw:line>
        <draw:frame draw:style-name="gr25" draw:text-style-name="P21" draw:layer="layout" svg:width="1.582cm" svg:height="1.111cm" svg:x="12.441cm" svg:y="10.024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441cm" svg:y="11.387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441cm" svg:y="12.653cm">
          <draw:text-box>
            <text:p><text:span text:style-name="T14">. . .</text:span></text:p>
          </draw:text-box>
        </draw:frame>
        <draw:frame draw:style-name="gr38" draw:text-style-name="P14" draw:layer="layout" svg:width="3.376cm" svg:height="0.958cm" svg:x="17.151cm" svg:y="8.799cm">
          <draw:text-box>
            <text:p><text:span text:style-name="T1">file writes</text:span></text:p>
          </draw:text-box>
        </draw:frame>
        <draw:custom-shape draw:style-name="gr59" draw:text-style-name="P22" draw:layer="layout" svg:width="2.517cm" svg:height="1.73cm" svg:x="4.741cm" svg:y="6.002cm">
          <text:p text:style-name="P6"><text:span text:style-name="T15">parquet</text:span></text:p>
          <text:p text:style-name="P6"><text:span text:style-name="T15">read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0" draw:text-style-name="P22" draw:layer="layout" svg:width="1.783cm" svg:height="1.162cm" svg:x="9.561cm" svg:y="7.883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9" draw:text-style-name="P22" draw:layer="layout" svg:width="2.517cm" svg:height="1.73cm" svg:x="9.217cm" svg:y="6.003cm">
          <text:p text:style-name="P6"><text:span text:style-name="T15">parquet</text:span></text:p>
          <text:p text:style-name="P6"><text:span text:style-name="T15">read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4.913cm" svg:y="7.884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1" draw:text-style-name="P22" draw:layer="layout" svg:width="2.518cm" svg:height="1.73cm" svg:x="14.568cm" svg:y="6.004cm">
          <text:p text:style-name="P6"><text:span text:style-name="T15">parquet</text:span></text:p>
          <text:p text:style-name="P6"><text:span text:style-name="T15">read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2" draw:text-style-name="P6" draw:layer="layout" svg:width="1.22cm" svg:height="1.483cm" svg:x="18.155cm" svg:y="6.002cm">
          <text:p/>
          <draw:enhanced-geometry svg:viewBox="0 0 21600 21600" draw:text-areas="?f7 ?f0 21600 ?f2" draw:type="left-arrow" draw:modifiers="9838.46532218397 6118.819672131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2" draw:layer="layout" svg:width="1.782cm" svg:height="1.162cm" svg:x="5.379cm" svg:y="15.667cm">
          <text:p text:style-name="P6"><text:span text:style-name="T15">des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5.38cm" svg:y="17.03cm">
          <text:p text:style-name="P6"><text:span text:style-name="T15">sor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5.381cm" svg:y="18.393cm">
          <text:p text:style-name="P6"><text:span text:style-name="T15">joi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5.382cm" svg:y="19.756cm">
          <text:p text:style-name="P6"><text:span text:style-name="T15">writ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8.688cm" svg:y="15.668cm">
          <text:p text:style-name="P6"><text:span text:style-name="T15">des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8.689cm" svg:y="17.031cm">
          <text:p text:style-name="P6"><text:span text:style-name="T15">sor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8.69cm" svg:y="18.394cm">
          <text:p text:style-name="P6"><text:span text:style-name="T15">joi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8.691cm" svg:y="19.757cm">
          <text:p text:style-name="P6"><text:span text:style-name="T15">writ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3.943cm" svg:y="15.669cm">
          <text:p text:style-name="P6"><text:span text:style-name="T15">des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3.944cm" svg:y="17.032cm">
          <text:p text:style-name="P6"><text:span text:style-name="T15">sor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3.945cm" svg:y="18.395cm">
          <text:p text:style-name="P6"><text:span text:style-name="T15">joi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3.946cm" svg:y="19.758cm">
          <text:p text:style-name="P6"><text:span text:style-name="T15">writ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3" draw:text-style-name="P29" draw:layer="layout" svg:width="15.075cm" svg:height="1.272cm" svg:x="3.859cm" svg:y="19.5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1.483cm" svg:height="1.483cm" svg:x="18.547cm" svg:y="19.419cm">
          <text:p/>
          <draw:enhanced-geometry svg:viewBox="0 0 21600 21600" draw:mirror-horizontal="true" draw:text-areas="?f7 ?f0 21600 ?f2" draw:type="left-arrow" draw:modifiers="9838.46532218397 6118.819672131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5" draw:text-style-name="P14" draw:layer="layout" svg:width="7.499cm" svg:height="1.825cm" svg:x="20.187cm" svg:y="19.664cm">
          <draw:text-box>
            <text:p><text:span text:style-name="T4">to HDFS/Crail/Alluxio</text:span></text:p>
          </draw:text-box>
        </draw:frame>
        <draw:frame draw:style-name="gr66" draw:text-style-name="P14" draw:layer="layout" svg:width="8.59cm" svg:height="1.825cm" svg:x="19.604cm" svg:y="6.237cm">
          <draw:text-box>
            <text:p><text:span text:style-name="T4">from HDFS/Crail/Alluxio</text:span></text:p>
          </draw:text-box>
        </draw:frame>
        <draw:frame draw:style-name="gr65" draw:text-style-name="P14" draw:layer="layout" svg:width="7.499cm" svg:height="1.825cm" svg:x="19.988cm" svg:y="17.265cm">
          <draw:text-box>
            <text:p><text:span text:style-name="T4">sort merge JO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park SQL EquiJoin</text:span></text:p>
          </draw:text-box>
        </draw:frame>
        <draw:frame draw:style-name="gr18" draw:layer="layout" svg:width="25.199cm" svg:height="12.179cm" svg:x="1.4cm" svg:y="4.91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PC-DS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6:51:32.513553605</meta:creation-date>
    <dc:date>2017-05-19T12:55:43.856844579</dc:date>
    <meta:editing-duration>PT3H2M2S</meta:editing-duration>
    <meta:editing-cycles>132</meta:editing-cycles>
    <meta:generator>LibreOffice/5.3.2.2$Linux_X86_64 LibreOffice_project/6cd4f1ef626f15116896b1d8e1398b56da0d0ee1</meta:generator>
    <meta:document-statistic meta:object-count="2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59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59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6cm" svg:stroke-color="#006600" draw:fill-color="#00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89cm" svg:height="12.172cm" xlink:href="." xlink:type="simple" chart:class="chart:line" chart:style-name="ch1">
        <chart:legend svg:x="0cm" svg:y="0.499cm" style:legend-expansion="custom" chartooo:width="24.979cm" chartooo:height="2.011cm" style:legend-expansion-aspect-ratio="12.4211834908006" chart:style-name="ch2"/>
        <chart:plot-area chart:style-name="ch3" chart:data-source-has-labels="both" svg:x="0.503cm" svg:y="0.243cm" svg:width="24.183cm" svg:height="11.686cm">
          <chartooo:coordinate-region svg:x="1.945cm" svg:y="0.641cm" svg:width="21.351cm" svg:height="10.244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E$2:.$E$12" chart:label-cell-address="local-table.$E$1" chart:class="chart:line">
            <chart:data-point chart:repeated="11"/>
          </chart:series>
          <chart:series chart:style-name="ch9" chart:values-cell-range-address="local-table.$D$2:.$D$12" chart:label-cell-address="local-table.$D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/Crai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park/Vanill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4022">
                <text:p>4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59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59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6cm" svg:stroke-color="#006600" draw:fill-color="#00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89cm" svg:height="12.172cm" xlink:href="." xlink:type="simple" chart:class="chart:line" chart:style-name="ch1">
        <chart:legend svg:x="0cm" svg:y="0.499cm" style:legend-expansion="custom" chartooo:width="24.979cm" chartooo:height="2.011cm" style:legend-expansion-aspect-ratio="12.4211834908006" chart:style-name="ch2"/>
        <chart:plot-area chart:style-name="ch3" chart:data-source-has-labels="both" svg:x="0.503cm" svg:y="0.243cm" svg:width="24.183cm" svg:height="11.686cm">
          <chartooo:coordinate-region svg:x="1.945cm" svg:y="0.641cm" svg:width="21.351cm" svg:height="10.244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E$2:.$E$12" chart:label-cell-address="local-table.$E$1" chart:class="chart:line">
            <chart:data-point chart:repeated="11"/>
          </chart:series>
          <chart:series chart:style-name="ch9" chart:values-cell-range-address="local-table.$D$2:.$D$12" chart:label-cell-address="local-table.$D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/Crai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park/Vanill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line" chart:style-name="ch1">
        <chart:legend svg:x="0.901cm" svg:y="0.243cm" style:legend-expansion="custom" chartooo:width="23.771cm" chartooo:height="2.013cm" style:legend-expansion-aspect-ratio="11.8087431693989" chart:style-name="ch2"/>
        <chart:plot-area chart:style-name="ch3" chart:data-source-has-labels="both" svg:x="0.504cm" svg:y="0.243cm" svg:width="24.192cm" svg:height="11.694cm">
          <chartooo:coordinate-region svg:x="1.946cm" svg:y="0.641cm" svg:width="22.75cm" svg:height="10.899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ail</text:p>
              </table:table-cell>
              <table:table-cell office:value-type="string">
                <text:p>spar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false" chart:maximum="6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chart-properties chart:auto-position="true" style:rotation-angle="90"/>
      <style:text-properties fo:font-family="Ubuntu" style:font-style-name="Regular"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svg:x="2.848cm" svg:y="0cm" style:legend-expansion="custom" chartooo:width="22.351cm" chartooo:height="2.959cm" style:legend-expansion-aspect-ratio="7.55356539371409" chart:style-name="ch2"/>
        <chart:plot-area chart:style-name="ch3" chart:data-source-has-labels="both" svg:x="2.173cm" svg:y="0.243cm" svg:width="22.523cm" svg:height="11.694cm">
          <chartooo:coordinate-region svg:x="3.218cm" svg:y="0.641cm" svg:width="21.478cm" svg:height="10.25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8.334cm" chart:style-name="ch6">
              <text:p>runtime (sec)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</table:table-cell>
              <table:table-cell office:value-type="string">
                <text:p>hashAggregate</text:p>
              </table:table-cell>
              <table:table-cell office:value-type="string">
                <text:p>sortMerge</text:p>
              </table:table-cell>
              <table:table-cell office:value-type="string">
                <text:p>output</text:p>
              </table:table-cell>
            </table:table-row>
          </table:table-header-rows>
          <table:table-rows>
            <table:table-row>
              <table:table-cell office:value-type="string">
                <text:p>Spark/Alluxio</text:p>
              </table:table-cell>
              <table:table-cell office:value-type="float" office:value="20.7">
                <text:p>20.7</text:p>
              </table:table-cell>
              <table:table-cell office:value-type="float" office:value="17.9">
                <text:p>17.9</text:p>
              </table:table-cell>
              <table:table-cell office:value-type="float" office:value="4.2">
                <text:p>4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9.5">
                <text:p>9.5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